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6d31" officeooo:paragraph-rsid="00046d31"/>
    </style:style>
    <style:style style:name="P2" style:family="paragraph" style:parent-style-name="Standard">
      <style:paragraph-properties fo:text-align="center" style:justify-single-word="false"/>
      <style:text-properties fo:font-size="10pt" officeooo:rsid="00046d31" officeooo:paragraph-rsid="00046d31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6d31" officeooo:paragraph-rsid="00046d3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6d31" officeooo:paragraph-rsid="00087de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6d31" officeooo:paragraph-rsid="000bf88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f889" officeooo:paragraph-rsid="000bf88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f889" officeooo:paragraph-rsid="0011b8c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Mono" fo:font-size="12pt" officeooo:rsid="000bf889" officeooo:paragraph-rsid="000bf88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Mono" fo:font-size="8pt" officeooo:rsid="00046d31" officeooo:paragraph-rsid="00046d31" style:font-size-asian="8pt" style:font-size-complex="8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Mono" fo:font-size="9pt" officeooo:rsid="00046d31" officeooo:paragraph-rsid="00046d31" style:font-size-asian="9pt" style:font-size-complex="9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Mono" fo:font-size="9pt" officeooo:rsid="00046d31" officeooo:paragraph-rsid="000bf889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Mono" fo:font-size="9pt" officeooo:rsid="00046d31" officeooo:paragraph-rsid="00046d31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Mono" fo:font-size="9pt" officeooo:rsid="00046d31" officeooo:paragraph-rsid="00056b60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Mono" fo:font-size="9pt" officeooo:rsid="00046d31" officeooo:paragraph-rsid="0007664a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Mono" fo:font-size="9pt" officeooo:rsid="00046d31" officeooo:paragraph-rsid="000bf889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Mono" fo:font-size="9pt" officeooo:rsid="00046d31" officeooo:paragraph-rsid="000c6f32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Mono" fo:font-size="9pt" officeooo:rsid="0009ffd3" officeooo:paragraph-rsid="0009ffd3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Mono" fo:font-size="9pt" officeooo:rsid="0009ffd3" officeooo:paragraph-rsid="000bf889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Mono" fo:font-size="9pt" officeooo:rsid="000df233" officeooo:paragraph-rsid="000df233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11pt" officeooo:rsid="000bf889" officeooo:paragraph-rsid="0011b8c4" style:font-size-asian="11pt" style:font-size-complex="11pt"/>
    </style:style>
    <style:style style:name="T1" style:family="text">
      <style:text-properties officeooo:rsid="00056b60"/>
    </style:style>
    <style:style style:name="T2" style:family="text">
      <style:text-properties officeooo:rsid="0007664a"/>
    </style:style>
    <style:style style:name="T3" style:family="text">
      <style:text-properties style:font-name="Mono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Mono" fo:font-size="8pt" fo:font-style="italic" officeooo:rsid="00087de6" style:font-size-asian="8pt" style:font-style-asian="italic" style:font-size-complex="8pt" style:font-style-complex="italic"/>
    </style:style>
    <style:style style:name="T5" style:family="text">
      <style:text-properties style:font-name="Mono" fo:font-size="7pt" fo:font-style="italic" style:font-size-asian="7pt" style:font-style-asian="italic" style:font-size-complex="7pt" style:font-style-complex="italic"/>
    </style:style>
    <style:style style:name="T6" style:family="text">
      <style:text-properties style:font-name="Mono" fo:font-size="7pt" fo:font-style="italic" officeooo:rsid="00087de6" style:font-size-asian="7pt" style:font-style-asian="italic" style:font-size-complex="7pt" style:font-style-complex="italic"/>
    </style:style>
    <style:style style:name="T7" style:family="text">
      <style:text-properties style:font-name="Mono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Mono" fo:font-size="9pt" fo:font-style="italic" officeooo:rsid="00087de6" style:font-size-asian="9pt" style:font-style-asian="italic" style:font-size-complex="9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8pt" fo:font-style="italic" officeooo:rsid="0007664a" style:font-size-asian="8pt" style:font-style-asian="italic" style:font-size-complex="8pt" style:font-style-complex="italic"/>
    </style:style>
    <style:style style:name="T11" style:family="text">
      <style:text-properties fo:font-size="8pt" fo:font-style="italic" officeooo:rsid="0012b744" style:font-size-asian="8pt" style:font-style-asian="italic" style:font-size-complex="8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56b60" style:font-style-asian="italic" style:font-style-complex="italic"/>
    </style:style>
    <style:style style:name="T14" style:family="text">
      <style:text-properties fo:font-style="italic" officeooo:rsid="0007664a" style:font-style-asian="italic" style:font-style-complex="italic"/>
    </style:style>
    <style:style style:name="T15" style:family="text">
      <style:text-properties fo:font-style="italic" officeooo:rsid="000c6f32" style:font-style-asian="italic" style:font-style-complex="italic"/>
    </style:style>
    <style:style style:name="T16" style:family="text">
      <style:text-properties fo:font-style="italic" officeooo:rsid="000df233" style:font-style-asian="italic" style:font-style-complex="italic"/>
    </style:style>
    <style:style style:name="T17" style:family="text">
      <style:text-properties fo:font-style="italic" officeooo:rsid="000f1d5c" style:font-style-asian="italic" style:font-style-complex="italic"/>
    </style:style>
    <style:style style:name="T18" style:family="text">
      <style:text-properties fo:font-style="italic" officeooo:rsid="0012b744" style:font-style-asian="italic" style:font-style-complex="italic"/>
    </style:style>
    <style:style style:name="T19" style:family="text">
      <style:text-properties fo:font-style="italic" fo:font-weight="bold" officeooo:rsid="00056b60" style:font-style-asian="italic" style:font-weight-asian="bold" style:font-style-complex="italic" style:font-weight-complex="bold"/>
    </style:style>
    <style:style style:name="T20" style:family="text">
      <style:text-properties fo:font-size="7pt" fo:font-style="italic" style:font-size-asian="7pt" style:font-style-asian="italic" style:font-size-complex="7pt" style:font-style-complex="italic"/>
    </style:style>
    <style:style style:name="T21" style:family="text">
      <style:text-properties fo:font-size="7pt" fo:font-style="italic" officeooo:rsid="0007664a" style:font-size-asian="7pt" style:font-style-asian="italic" style:font-size-complex="7pt" style:font-style-complex="italic"/>
    </style:style>
    <style:style style:name="T22" style:family="text">
      <style:text-properties fo:font-size="7pt" fo:font-style="italic" officeooo:rsid="000c6f32" style:font-size-asian="7pt" style:font-style-asian="italic" style:font-size-complex="7pt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bf889"/>
    </style:style>
    <style:style style:name="T25" style:family="text">
      <style:text-properties fo:font-style="normal" officeooo:rsid="000f1d5c" style:font-style-asian="normal" style:font-style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0bf889" style:font-size-asian="11pt" style:font-size-complex="11pt"/>
    </style:style>
    <style:style style:name="T28" style:family="text">
      <style:text-properties officeooo:rsid="0012b7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658 – Relatório do Laboratório 2</text:p>
      <text:p text:style-name="P2"/>
      <text:p text:style-name="P2">Marcelo Teixeira ra:122128</text:p>
      <text:p text:style-name="P2">Guilherme Sena ra:122924</text:p>
      <text:p text:style-name="P2"/>
      <text:p text:style-name="P3"><text:tab/><text:span text:style-name="T26">Nesse laboratório foi proposto a implementação de dois algoritmos de força bruta para um problema NP. Sendo um algoritmo de backtracking e um de branch-and-bound.</text:span><text:span text:style-name="T27"><text:tab/></text:span></text:p>
      <text:p text:style-name="P3"/>
      <text:p text:style-name="P3">Algoritmo Backtracking:</text:p>
      <text:p text:style-name="P3"><text:tab/><text:span text:style-name="T26">Esse algoritmo foi implementado de forma a ser pouco otimizado, mas relativamente simples, sem cortes na árvore de possibilidades e sem fazer cálculos extras sobre os dados de entrada. Fizemos esse algoritmo da seguinte forma:</text:span></text:p>
      <text:p text:style-name="P4"><text:tab/></text:p>
      <text:p text:style-name="P4"><text:tab/><text:span text:style-name="T3">// </text:span><text:span text:style-name="T4">funcao recursiva, a primeira chamada passa solucao_temporaria[0...n] = 0</text:span></text:p>
      <text:list xml:id="list7574834254302660351" text:style-name="L2">
        <text:list-header>
          <text:p text:style-name="P10">backtracking<text:span text:style-name="T2">(</text:span>solucao, solucao_temporario, total, n){</text:p>
        </text:list-header>
      </text:list>
      <text:p text:style-name="P12"><text:tab/><text:tab/><text:span text:style-name="T13">if</text:span><text:span text:style-name="T1"> <text:s/>solucao_factivel(solucao_temporaria) = false </text:span><text:span text:style-name="T13">then</text:span></text:p>
      <text:p text:style-name="P12"><text:tab/><text:tab/><text:tab/><text:span text:style-name="T13">return</text:span><text:span text:style-name="T1"> </text:span><text:span text:style-name="T19">false</text:span></text:p>
      <text:p text:style-name="P13"><text:tab/><text:tab/><text:span text:style-name="T13">else</text:span></text:p>
      <text:p text:style-name="P13"><text:span text:style-name="T1"><text:tab/><text:tab/><text:tab/>total_temporario = calcula_solucao_temporaria(solucao_temporaria)</text:span></text:p>
      <text:p text:style-name="P13"><text:tab/><text:tab/></text:p>
      <text:p text:style-name="P13"><text:tab/><text:tab/><text:span text:style-name="T13">if</text:span><text:span text:style-name="T1"> total_temporario&gt;total </text:span><text:span text:style-name="T13">then</text:span></text:p>
      <text:p text:style-name="P13"><text:tab/><text:tab/><text:tab/><text:span text:style-name="T1">total_temporario = total;</text:span></text:p>
      <text:p text:style-name="P13"><text:tab/><text:tab/><text:tab/><text:span text:style-name="T2">solucao = solucao_temporaria;</text:span></text:p>
      <text:p text:style-name="P13"/>
      <text:p text:style-name="P13"><text:tab/><text:tab/><text:span text:style-name="T9">// </text:span><text:span text:style-name="T10">faz duas chamadas recursivas, uma sem o proximo o usuario, e outra com</text:span></text:p>
      <text:p text:style-name="P13"><text:tab/><text:tab/><text:span text:style-name="T2">backtracking(solucao, solucao_temporario, total, n-1);</text:span></text:p>
      <text:p text:style-name="P13"><text:tab/><text:tab/><text:span text:style-name="T2">solucao_temporaria[n]=1;</text:span></text:p>
      <text:p text:style-name="P14"><text:tab/><text:tab/><text:span text:style-name="T2">backtracking(solucao, solucao_temporario, total, n-1);</text:span></text:p>
      <text:p text:style-name="P17"/>
      <text:p text:style-name="P17"><text:tab/><text:tab/><text:span text:style-name="T12">return</text:span> <text:span text:style-name="T23">true</text:span>;</text:p>
      <text:p text:style-name="P12"><text:tab/><text:span text:style-name="T1">}</text:span></text:p>
      <text:p text:style-name="P9"/>
      <text:p text:style-name="P5"/>
      <text:p text:style-name="P6">Algoritmo Branch-and-Bound:</text:p>
      <text:p text:style-name="P7"><text:tab/><text:span text:style-name="T26">Nesse algoritmo, devemos podar a árvore de possibilidades, de forma a ter menos caminhos e uma complexidade exponencial amortecida. Nossa estratégia aqui foi o uso do algoritmo guloso, onde ordenamos o vetor de usuarios pelo valor relativo p/w (preço sobre peso), iniciando o vetor de resposta com o primeiro usuario desse vetor, e fazendo um loop com chamadas para o algoritmo passando o próximo usuario da lista na solução. </text:span></text:p>
      <text:p text:style-name="P20"><text:tab/>Para fazer as podas usamos duas condições, primeiro testamos se o ramo é factivel, segundo testamos se o ramo pode ter um valor maior do que o maior já calculado até o momento. O segundo é feito através de um loop que itera em todos os usuarios que ainda podem ser adicionados naquela soluçao, sem considerar seus pesos, pois não é possivel saber quais de fato entrarao na solução.</text:p>
      <text:p text:style-name="P8"><text:tab/></text:p>
      <text:p text:style-name="P5"><text:span text:style-name="T5"><text:tab/></text:span><text:span text:style-name="T3">// </text:span><text:span text:style-name="T4">funcao recursiva, a primeira chamada passa solucao_temporaria[0...n] = 0</text:span></text:p>
      <text:list xml:id="list24329620058210" text:continue-numbering="true" text:style-name="L2">
        <text:list-header>
          <text:p text:style-name="P11"><text:span text:style-name="T28">bnb(usuarios, </text:span>solucao, solucao_temporario, total, n){</text:p>
        </text:list-header>
      </text:list>
      <text:p text:style-name="P15"><text:tab/><text:tab/><text:span text:style-name="T13">if</text:span><text:span text:style-name="T1"> <text:s/>solucao_factivel(solucao_temporaria) = false </text:span><text:span text:style-name="T13">then</text:span></text:p>
      <text:p text:style-name="P15"><text:tab/><text:tab/><text:tab/><text:span text:style-name="T13">return</text:span><text:span text:style-name="T1"> </text:span><text:span text:style-name="T19">false</text:span></text:p>
      <text:p text:style-name="P15"><text:tab/><text:tab/><text:span text:style-name="T13">else</text:span></text:p>
      <text:p text:style-name="P15"><text:span text:style-name="T1"><text:tab/><text:tab/><text:tab/>total_temporario = calcula_solucao_temporaria(solucao_temporaria)</text:span></text:p>
      <text:p text:style-name="P15"><text:tab/><text:tab/></text:p>
      <text:p text:style-name="P15"><text:tab/><text:tab/><text:span text:style-name="T13">if</text:span><text:span text:style-name="T1"> total_temporario&gt;total </text:span><text:span text:style-name="T13">then</text:span></text:p>
      <text:p text:style-name="P15"><text:tab/><text:tab/><text:tab/><text:span text:style-name="T1">total_temporario = total;</text:span></text:p>
      <text:p text:style-name="P15"><text:tab/><text:tab/><text:tab/><text:span text:style-name="T2">solucao = solucao_temporaria;</text:span></text:p>
      <text:p text:style-name="P15"/>
      <text:p text:style-name="P15"><text:tab/><text:span text:style-name="T9"><text:tab/>// </text:span><text:span text:style-name="T11">expande as possibilidades da arvore</text:span></text:p>
      <text:p text:style-name="P15"><text:span text:style-name="T14"><text:tab/><text:tab/></text:span><text:span text:style-name="T15">for(i=n-&gt;usuarios.length())</text:span><text:span text:style-name="T16">{</text:span></text:p>
      <text:p text:style-name="P15"><text:span text:style-name="T16"><text:tab/><text:tab/><text:tab/></text:span><text:span text:style-name="T17">if </text:span><text:span text:style-name="T25">existe_melhor_possibilidade(usuarios, solucao_temporaria, n) </text:span><text:span text:style-name="T17">then</text:span></text:p>
      <text:p text:style-name="P16"><text:tab/><text:tab/><text:tab/><text:tab/><text:span text:style-name="T28">bnb(usuarios, solucao, solucao_temporario, total, n+1);</text:span></text:p>
      <text:p text:style-name="P19"><text:tab/><text:tab/>}</text:p>
      <text:p text:style-name="P18"/>
      <text:p text:style-name="P18"><text:tab/><text:tab/><text:span text:style-name="T12">return</text:span> <text:span text:style-name="T23">true</text:span>;</text:p>
      <text:p text:style-name="P15"><text:tab/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2:10:22.466464602</meta:creation-date>
    <dc:date>2017-04-29T02:43:29.076828121</dc:date>
    <meta:editing-duration>PT23M59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1" meta:paragraph-count="44" meta:word-count="329" meta:character-count="2517" meta:non-whitespace-character-count="2148"/>
  </office:meta>
</office:document-meta>
</file>